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5.75cm" fo:min-width="21cm"/>
    </style:style>
    <style:style style:name="gr2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1.25cm" fo:min-width="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opacity="16%" draw:textarea-horizontal-align="justify" draw:textarea-vertical-align="middle" draw:auto-grow-height="false" fo:min-height="3.25cm" fo:min-width="26cm"/>
    </style:style>
    <style:style style:name="gr7" style:family="graphic" style:parent-style-name="standard">
      <style:graphic-properties draw:stroke="none" draw:fill-color="#ffff00" draw:opacity="16%" draw:textarea-horizontal-align="justify" draw:textarea-vertical-align="middle" draw:auto-grow-height="false" fo:min-height="3.75cm" fo:min-width="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cm"/>
      <style:paragraph-properties style:writing-mode="lr-tb"/>
    </style:style>
    <style:style style:name="pr5" style:family="presentation" style:parent-style-name="標準-title">
      <style:graphic-properties fo:min-height="2.5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opacity="16%"/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loext:graphic-properties draw:fill-color="#ffff00" draw:opacity="16%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line-height="115%"/>
      <style:text-properties fo:color="#a7074b" loext:opacity="100%" fo:text-shadow="1pt 1pt"/>
    </style:style>
    <style:style style:name="P11" style:family="paragraph">
      <loext:graphic-properties draw:fill="none" draw:fill-color="#ffffff"/>
      <style:paragraph-properties fo:line-height="115%"/>
      <style:text-properties fo:color="#a7074b" loext:opacity="100%" loext:color-lum-mod="100%" loext:color-lum-off="0%" style:font-name="BIZ UDPゴシック" fo:font-size="26pt" fo:text-shadow="1pt 1pt" fo:font-weight="bold" style:font-name-asian="BIZ UDPゴシック" style:font-size-asian="26pt" style:font-weight-asian="bold" style:font-size-complex="26pt" style:font-weight-complex="bold"/>
    </style:style>
    <style:style style:name="P12" style:family="paragraph">
      <style:paragraph-properties fo:line-height="115%"/>
      <style:text-properties fo:color="#2a6099" loext:opacity="100%"/>
    </style:style>
    <style:style style:name="P13" style:family="paragraph">
      <loext:graphic-properties draw:fill="none" draw:fill-color="#ffffff"/>
      <style:paragraph-properties fo:line-height="115%"/>
      <style:text-properties fo:color="#2a6099" loext:opacity="100%" loext:color-lum-mod="100%" loext:color-lum-off="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font-size="1.29999995231628pt" style:font-size-asian="1.29999995231628pt" style:font-size-complex="1.29999995231628pt"/>
    </style:style>
    <style:style style:name="T3" style:family="text">
      <style:text-properties fo:color="#d62e4e" loext:opacity="100%" style:text-underline-style="none"/>
    </style:style>
    <style:style style:name="T4" style:family="text">
      <style:text-properties fo:color="#c9211e" loext:opacity="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a7074b" loext:opacity="100%" fo:font-size="26pt" style:font-size-asian="26pt" style:font-size-complex="26pt"/>
    </style:style>
    <style:style style:name="T9" style:family="text">
      <style:text-properties fo:color="#a7074b" loext:opacity="100%" style:font-name="BIZ UDPゴシック" fo:font-size="28pt" fo:text-shadow="1pt 1pt" fo:font-weight="bold" style:font-name-asian="BIZ UDPゴシック" style:font-size-asian="28pt" style:font-weight-asian="bold" style:font-size-complex="28pt" style:font-weight-complex="bold"/>
    </style:style>
    <style:style style:name="T10" style:family="text">
      <style:text-properties fo:color="#666666" loext:opacity="100%"/>
    </style:style>
    <style:style style:name="T11" style:family="text">
      <style:text-properties fo:color="#2a6099" loext:opacity="100%" style:font-name="BIZ UDPゴシック" fo:font-size="18pt" fo:font-weight="bold" style:font-name-asian="BIZ UDPゴシック" style:font-size-asian="18pt" style:font-weight-asian="bold" style:font-size-complex="18pt" style:font-weight-complex="bold"/>
    </style:style>
    <style:style style:name="T12" style:family="text">
      <style:text-properties style:font-name="BIZ UDPゴシック" fo:font-size="21pt" fo:font-weight="bold" style:font-name-asian="BIZ UDPゴシック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6cm" svg:x="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cm" svg:height="1.5cm" svg:x="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.5cm" svg:height="1.307cm" svg:x="1cm" svg:y="6.33cm">
          <draw:text-box>
            <text:p text:style-name="P3"><text:span text:style-name="T1">あいうえお</text:span></text:p>
          </draw:text-box>
        </draw:frame>
        <draw:frame draw:style-name="gr5" draw:text-style-name="P5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加法定理を拡張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今までの確率の加法定理：</text:p>
                <text:list>
                  <text:list-header>
                    <text:p>互いに排反な事象A ,B について、</text:p>
                    <text:p><text:span text:style-name="T2"/></text:p>
                  </text:list-header>
                </text:list>
              </text:list-item>
              <text:list-item>
                <text:p>３つ以上の事象について</text:p>
                <text:list>
                  <text:list-item>
                    <text:p text:style-name="P3"><text:span text:style-name="T3">どの</text:span><text:span text:style-name="T3">2</text:span><text:span text:style-name="T3">つの事象をとっても互いに排反</text:span>であれば、これらの事象は互いに<text:span text:style-name="T4">排反</text:span>である、または互いに<text:span text:style-name="T4">排反事象</text:span>である。</text:p>
                  </text:list-item>
                  <text:list-item>
                    <text:p text:style-name="P3">たとえば、3つの互いに排反な事象<text:span text:style-name="T5">A, B, C</text:span>　について、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9.236cm" svg:height="1.107cm" svg:x="17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13.397cm" svg:height="1.107cm" svg:x="6.603cm" svg:y="13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</text:list-item>
                  <text:list-item>
                    <text:p text:style-name="P7"><text:span text:style-name="T7">事象</text:span><text:span text:style-name="T7">C</text:span><text:span text:style-name="T7">　：</text:span><text:span text:style-name="T7">2</text:span><text:span text:style-name="T7">個とも青玉</text:span></text:p>
                    <text:p text:style-name="P7"><text:span text:style-name="T8">これらは互いに排反であるから</text:span><text:span text:style-name="T7">、確率の加法定理より、</text:span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9.14cm" svg:height="1.177cm" svg:x="12.619cm" svg:y="6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layout" svg:width="8.907cm" svg:height="1.177cm" svg:x="12.6cm" svg:y="8.3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8.91cm" svg:height="1.177cm" svg:x="12.6cm" svg:y="10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15.181cm" svg:height="2.095cm" svg:x="6.5cm" svg:y="13.2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7" draw:text-style-name="P8" draw:layer="layout" svg:width="26.5cm" svg:height="4cm" svg:x="0.5cm" svg:y="1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cm" svg:height="2.5cm" svg:x="0.5cm" svg:y="0.5cm" presentation:class="title">
          <draw:text-box>
            <text:p>和事象の確率</text:p>
          </draw:text-box>
        </draw:frame>
        <draw:frame presentation:style-name="pr2" draw:layer="layout" svg:width="27cm" svg:height="10cm" svg:x="0.5cm" svg:y="2.5cm" presentation:class="outline" presentation:user-transformed="true">
          <draw:text-box>
            <text:list text:style-name="L2">
              <text:list-item>
                <text:p><text:s/>事象<text:span text:style-name="T5">A</text:span>, <text:span text:style-name="T5">B</text:span> の和集合の要素数　　　　について、</text:p>
                <text:list>
                  <text:list-item>
                    <text:p text:style-name="P9">A, B が互いに排反であるときに限り</text:p>
                    <text:p text:style-name="P9"/>
                  </text:list-item>
                  <text:list-item>
                    <text:p>A, B が互いに排反でないときも考えれば</text:p>
                    <text:p/>
                    <text:p/>
                  </text:list-item>
                </text:list>
              </text:list-item>
              <text:list-item>
                <text:p>余事象の確率</text:p>
              </text:list-item>
            </text:list>
          </draw:text-box>
        </draw:frame>
        <draw:frame draw:style-name="gr5" draw:text-style-name="P5" draw:layer="layout" svg:width="8.663cm" svg:height="1.107cm" svg:x="9.1cm" svg:y="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3.291cm" svg:height="1.107cm" svg:x="16.709cm" svg:y="2.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12.298cm" svg:height="1.107cm" svg:x="7.6cm" svg:y="8.49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13.153cm" svg:height="1.107cm" svg:x="7cm" svg:y="12.99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11" draw:layer="layout" svg:width="21.5cm" svg:height="1.5cm" svg:x="8.5cm" svg:y="10.5cm">
          <draw:text-box>
            <text:p text:style-name="P10"><text:span text:style-name="T9">事象</text:span><text:span text:style-name="T9">A, B </text:span><text:span text:style-name="T9">が互いに排反でなくても使える！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5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和事象の確率</text:p>
                <text:list>
                  <text:list-item>
                    <text:p>2つの事象A, B の和事象の確率について、</text:p>
                    <text:p/>
                    <text:p>が成り立つ。</text:p>
                  </text:list-item>
                  <text:list-item>
                    <text:p>A とB が互いに排反あれば、　　　　　　　であるから、</text:p>
                    <text:p/>
                    <text:p>が成り立つ（確率の加法定理）。　<text:span text:style-name="T10">←復習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3.153cm" svg:height="1.107cm" svg:x="7.5cm" svg:y="6.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5" draw:layer="layout" svg:width="3.663cm" svg:height="1.016cm" svg:x="15.5cm" svg:y="9.58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5" draw:layer="layout" svg:width="0.001cm" svg:height="1.016cm" svg:x="12.15cm" svg:y="8.33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9.075cm" svg:height="1.107cm" svg:x="9.4cm" svg:y="10.8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3" draw:layer="layout" svg:width="26.5cm" svg:height="1.307cm" svg:x="2.6cm" svg:y="13.693cm">
          <draw:text-box>
            <text:p text:style-name="P12"><text:span text:style-name="T11">確率の加法定理</text:span><text:span text:style-name="T11">(2)</text:span><text:span text:style-name="T11">は和事象の確率</text:span><text:span text:style-name="T11">(1)</text:span><text:span text:style-name="T11">の特殊な場合である。</text:span></text:p>
          </draw:text-box>
        </draw:frame>
        <draw:frame draw:style-name="gr4" draw:text-style-name="P4" draw:layer="layout" svg:width="2.5cm" svg:height="1.307cm" svg:x="24.5cm" svg:y="6.593cm">
          <draw:text-box>
            <text:p text:style-name="P3"><text:span text:style-name="T12">(1)</text:span></text:p>
          </draw:text-box>
        </draw:frame>
        <draw:frame draw:style-name="gr4" draw:text-style-name="P4" draw:layer="layout" svg:width="2.5cm" svg:height="1.307cm" svg:x="24.5cm" svg:y="10.993cm">
          <draw:text-box>
            <text:p text:style-name="P3"><text:span text:style-name="T12">(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2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4:55:03.823248547</meta:creation-date>
    <dc:title>japanese_16_9</dc:title>
    <meta:editing-duration>PT58M27S</meta:editing-duration>
    <meta:editing-cycles>6</meta:editing-cycles>
    <meta:generator>LibreOffice/7.5.5.2$Linux_X86_64 LibreOffice_project/bf0ddd27f701ac1d9e0942bffe145c51e201aa5c</meta:generator>
    <dc:date>2023-08-18T15:53:17.187843596</dc:date>
    <meta:document-statistic meta:object-count="6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row>
          <mo fence="true" form="prefix" stretchy="false">(</mo>
          <mrow>
            <mrow>
              <mi>A</mi>
              <mo stretchy="false">∩</mo>
              <mi>B</mi>
            </mrow>
          </mrow>
          <mo fence="true" form="postfix" stretchy="false">)</mo>
        </mrow>
      </mrow>
      <mi>.</mi>
    </mrow>
    <annotation encoding="StarMath 5.0">n(A union B)=n(A) + n(B) -(A intersection B).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A</mi>
            <mo stretchy="false">∩</mo>
            <mi>B</mi>
          </mrow>
        </mrow>
        <mo fence="true" form="postfix" stretchy="false">)</mo>
      </mrow>
    </mrow>
    <annotation encoding="StarMath 5.0">P(A union B)=P(A) + P(B) -P(A intersection B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A</mi>
            <mo stretchy="false">∩</mo>
            <mi>B</mi>
          </mrow>
        </mrow>
        <mo fence="true" form="postfix" stretchy="false">)</mo>
      </mrow>
    </mrow>
    <annotation encoding="StarMath 5.0">P(A union B) = P(A) +P(B) -P(A intersection B)</annotation>
  </semantics>
</math>
</file>

<file path=Object 1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 =emptyset</annotation>
  </semantics>
</math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</mrow>
    <annotation encoding="StarMath 5.0">P(A union B) = P(A) +P(B)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  <mo stretchy="false">∪</mo>
              <mi>C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C</mi>
        </mrow>
        <mo fence="true" form="postfix" stretchy="false">)</mo>
      </mrow>
      <mi>.</mi>
    </mrow>
    <annotation encoding="StarMath 5.0">P(A union B union C)=P(A) + P(B) + P(C) .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10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19</mn>
        </mrow>
      </mrow>
      <mi>,</mi>
    </mrow>
    <annotation encoding="StarMath 5.0">P(A) = { nitalic C lsub 10 rsub 2 }  /  { nitalic C lsub 19 rsub 2 } =5/19 ,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3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1</mn>
          <mo stretchy="false">/</mo>
          <mn>57</mn>
        </mrow>
      </mrow>
      <mi>,</mi>
    </mrow>
    <annotation encoding="StarMath 5.0">P(B) = { nitalic C lsub 3 rsub 2 }  /  { nitalic C lsub 19 rsub 2 } = 1/57 ,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6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57</mn>
        </mrow>
      </mrow>
      <mi>.</mi>
    </mrow>
    <annotation encoding="StarMath 5.0">P(C) = { nitalic C lsub 6 rsub 2 }  /  { nitalic C lsub 19 rsub 2 } =5/57 .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  <mo stretchy="false">∪</mo>
              <mi>C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frac>
          <mn>7</mn>
          <mn>19</mn>
        </mfrac>
      </mrow>
      <mi>.</mi>
    </mrow>
    <annotation encoding="StarMath 5.0">P(A union B union C ) = P(A) +P(B) +P(C)= 7 over 19 .</annotation>
  </semantics>
</math>
</file>

<file path=Object 8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n(A union B)=n(A) + n(B) .</annotation>
  </semantics>
</math>
</file>

<file path=Object 9/content.xml><?xml version="1.0" encoding="utf-8"?>
<math xmlns="http://www.w3.org/1998/Math/MathML" display="block">
  <semantics>
    <mstyle mathcolor="blue">
      <mrow>
        <mi>n</mi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</mrow>
    </mstyle>
    <annotation encoding="StarMath 5.0">color blue {n(A union B)}</annotation>
  </semantics>
</math>
</file>